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 style:data-style-name="N127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-272.55395805" calcext:value-type="float">
            <text:p>-272.553958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272.49948993" calcext:value-type="float">
            <text:p>-272.4994899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-272.43832638" calcext:value-type="float">
            <text:p>-272.4383263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-272.41445853" calcext:value-type="float">
            <text:p>-272.4144585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-272.42936576" calcext:value-type="float">
            <text:p>-272.42936576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-272.43304969" calcext:value-type="float">
            <text:p>-272.4330496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-272.39945285" calcext:value-type="float">
            <text:p>-272.3994528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-272.36530761" calcext:value-type="float">
            <text:p>-272.3653076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272.36815725" calcext:value-type="float">
            <text:p>-272.36815725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14:49:33.43522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2-25T14:51:19.648435185</dc:date>
    <meta:editing-duration>P5DT17H50M2S</meta:editing-duration>
    <meta:editing-cycles>16</meta:editing-cycles>
    <meta:generator>LibreOffice/6.4.7.2$Linux_X86_64 LibreOffice_project/40$Build-2</meta:generator>
    <meta:document-statistic meta:table-count="1" meta:cell-count="30" meta:object-count="0"/>
  </office:meta>
</office:document-meta>
</file>